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e856" officeooo:paragraph-rsid="0007e856"/>
    </style:style>
    <style:style style:name="T1" style:family="text">
      <style:text-properties officeooo:rsid="00088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urfsmuster</text:h>
      <text:p text:style-name="P1">Bla <text:span text:style-name="T1">(UML-Diagramm und Begründen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19:08.634000000</dc:date>
    <meta:editing-duration>PT1M1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5" meta:character-count="46" meta:non-whitespace-character-count="43"/>
  </office:meta>
</office:document-meta>
</file>